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cm" svg:height="8.55cm" svg:x="0cm" svg:y="0.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8:00:15.701618877</dc:date>
    <meta:editing-duration>PT5M36S</meta:editing-duration>
    <meta:editing-cycles>24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01cm" svg:height="8.551cm" xlink:href="." xlink:type="simple" chart:class="chart:scatter" chart:style-name="ch1">
        <chart:plot-area chart:style-name="ch2" chart:data-source-has-labels="both" svg:x="0.304cm" svg:y="0.171cm" svg:width="14.593cm" svg:height="8.209cm">
          <chartooo:coordinate-region svg:x="0.846cm" svg:y="0.371cm" svg:width="13.957cm" svg:height="7.8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9934205042454">
                <text:p>2.99934205042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98356568610482">
                <text:p>2.98356568610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96781699888896">
                <text:p>2.96781699888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2073670861948">
                <text:p>2.92073670861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88948770039297">
                <text:p>2.88948770039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81184596847567">
                <text:p>2.81184596847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7655894547655">
                <text:p>2.7655894547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5861073769364">
                <text:p>2.65861073769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46344762740111">
                <text:p>2.46344762740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38958975407259">
                <text:p>2.38958975407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22943447643218">
                <text:p>2.22943447643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14341803889841">
                <text:p>2.14341803889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00739181907658">
                <text:p>2.00739181907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96026181197032">
                <text:p>1.96026181197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86344334083493">
                <text:p>1.863443340834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81379734458712">
                <text:p>1.81379734458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7121407030533">
                <text:p>1.7121407030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66017464773003">
                <text:p>1.66017464773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55408102811939">
                <text:p>1.55408102811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38988810535959">
                <text:p>1.38988810535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33390553755478">
                <text:p>1.333905537554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2202099292274">
                <text:p>1.2202099292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04571614196545">
                <text:p>1.045716141965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86599940215751">
                <text:p>0.986599940215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867095390833416">
                <text:p>0.867095390833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806759461845797">
                <text:p>0.806759461845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685052610331967">
                <text:p>0.685052610331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623735072453279">
                <text:p>0.623735072453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00306240148308">
                <text:p>0.500306240148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438249085687236">
                <text:p>0.438249085687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13585389802961">
                <text:p>0.313585389802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251033529996947">
                <text:p>0.251033529996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125626961187599">
                <text:p>0.125626961187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628272596500713">
                <text:p>0.0628272596500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628272596500693">
                <text:p>-0.06282725965006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25626961187599">
                <text:p>-0.1256269611875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188371558587939">
                <text:p>-0.188371558587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251033529996946">
                <text:p>-0.251033529996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313585389802959">
                <text:p>-0.313585389802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438249085687234">
                <text:p>-0.438249085687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00306240148307">
                <text:p>-0.500306240148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23735072453279">
                <text:p>-0.623735072453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685052610331967">
                <text:p>-0.685052610331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806759461845797">
                <text:p>-0.806759461845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867095390833414">
                <text:p>-0.867095390833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86599940215749">
                <text:p>-0.986599940215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04571614196544">
                <text:p>-1.045716141965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2202099292274">
                <text:p>-1.2202099292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33390553755478">
                <text:p>-1.33390553755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38988810535958">
                <text:p>-1.38988810535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55408102811939">
                <text:p>-1.55408102811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66017464773003">
                <text:p>-1.66017464773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71214070305329">
                <text:p>-1.71214070305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81379734458712">
                <text:p>-1.8137973445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86344334083493">
                <text:p>-1.863443340834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6026181197032">
                <text:p>-1.960261811970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00739181907657">
                <text:p>-2.007391819076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0989900215401">
                <text:p>-2.0989900215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14341803889841">
                <text:p>-2.14341803889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22943447643218">
                <text:p>-2.229434476432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38958975407259">
                <text:p>-2.38958975407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46344762740111">
                <text:p>-2.463447627401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65861073769364">
                <text:p>-2.658610737693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7655894547655">
                <text:p>-2.7655894547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81184596847567">
                <text:p>-2.81184596847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88948770039297">
                <text:p>-2.88948770039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92073670861948">
                <text:p>-2.920736708619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6781699888896">
                <text:p>-2.96781699888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98356568610482">
                <text:p>-2.98356568610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9934205042454">
                <text:p>-2.999342050424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